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2A300001FDE0000403581B6385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Dimension_20_Lines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07cm"/>
    </style:style>
    <style:style style:name="gr6" style:family="graphic" style:parent-style-name="standard">
      <style:graphic-properties draw:stroke="none" svg:stroke-color="#000000" draw:fill="none" draw:fill-color="#ffffff" fo:min-height="0.429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Dimension_20_Lines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005cm" svg:y1="3.29cm" svg:x2="2.998cm" svg:y2="4.094cm" draw:start-shape="id1" draw:start-glue-point="6" svg:d="m3005 3290-7 804">
          <text:p/>
        </draw:connector>
        <draw:connector draw:style-name="gr2" draw:text-style-name="P1" draw:layer="layout" svg:x1="3.64cm" svg:y1="2.655cm" svg:x2="4.91cm" svg:y2="2.655cm" draw:start-shape="id1" draw:start-glue-point="7" draw:end-shape="id2" svg:d="m3640 2655h1270">
          <text:p/>
        </draw:connector>
        <draw:connector draw:style-name="gr2" draw:text-style-name="P1" draw:layer="layout" svg:x1="6.18cm" svg:y1="3.29cm" svg:x2="6.18cm" svg:y2="3.93cm" draw:start-shape="id2" draw:start-glue-point="2" draw:end-shape="id3" draw:end-glue-point="0" svg:d="m6180 3290v640">
          <text:p/>
        </draw:connector>
        <draw:custom-shape draw:style-name="gr3" draw:text-style-name="P2" draw:id="id3" draw:layer="layout" svg:width="2.54cm" svg:height="1.27cm" svg:x="4.91cm" svg:y="3.93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id="id2" draw:layer="layout" svg:width="2.54cm" svg:height="1.27cm" svg:x="4.91cm" svg:y="2.02cm">
            <text:p text:style-name="P1"><text:span text:style-name="T1">parameter</text:span></text:p>
            <text:p text:style-name="P1"><text:span text:style-name="T1">trans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2.32cm" svg:x2="8.72cm" svg:y2="2.32cm">
            <text:p/>
          </draw:line>
          <draw:line draw:style-name="gr2" draw:text-style-name="P1" draw:layer="layout" svg:x1="7.45cm" svg:y1="2.99cm" svg:x2="8.72cm" svg:y2="2.99cm">
            <text:p/>
          </draw:line>
        </draw:g>
        <draw:custom-shape draw:style-name="gr3" draw:text-style-name="P2" draw:id="id4" draw:layer="layout" svg:width="2.54cm" svg:height="1.27cm" svg:x="4.91cm" svg:y="5.873cm">
          <text:p text:style-name="P1"><text:span text:style-name="T1">algorithm</text:span></text:p>
          <text:p text:style-name="P1"><text:span text:style-name="T1">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8cm" svg:y1="7.143cm" svg:x2="6.18cm" svg:y2="7.849cm" draw:start-shape="id4" draw:start-glue-point="2" draw:end-shape="id5" draw:end-glue-point="4" svg:d="m6180 7143v706">
          <text:p/>
        </draw:connector>
        <draw:custom-shape draw:style-name="gr3" draw:text-style-name="P2" draw:id="id6" draw:layer="layout" svg:width="2.54cm" svg:height="1.27cm" svg:x="1.54cm" svg:y="5.873cm">
          <text:p text:style-name="P1"><text:span text:style-name="T1">isprim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545cm" svg:y1="8.484cm" svg:x2="2.81cm" svg:y2="7.143cm" draw:start-shape="id5" draw:start-glue-point="5" draw:end-shape="id6" draw:end-glue-point="2" svg:d="m5545 8484h-2735v-1341">
          <text:p/>
        </draw:connector>
        <draw:connector draw:style-name="gr2" draw:text-style-name="P1" draw:layer="layout" svg:x1="4.08cm" svg:y1="6.508cm" svg:x2="4.91cm" svg:y2="6.508cm" draw:start-shape="id6" draw:start-glue-point="1" draw:end-shape="id4" draw:end-glue-point="3" svg:d="m4080 6508h830">
          <text:p/>
        </draw:connector>
        <draw:g draw:id="id8">
          <draw:g>
            <draw:path draw:style-name="gr4" draw:text-style-name="P1" draw:layer="layout" svg:width="1.269cm" svg:height="1.602cm" svg:x="2.087cm" svg:y="9.846cm" svg:viewBox="0 0 1270 1603" svg:d="m0 1270v-1270h1270v1270h-2c1 5 1 11 1 16 0 180-275 317-635 317s-634-137-634-317c0-5 0-11 1-16z">
              <text:p/>
            </draw:path>
            <draw:custom-shape draw:style-name="gr4" draw:text-style-name="P1" draw:layer="layout" svg:width="1.27cm" svg:height="0.635cm" svg:x="2.087cm" svg:y="9.5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1.905cm" svg:height="0.475cm" svg:x="1.496cm" svg:y="10.181cm">
            <draw:text-box>
              <text:p text:style-name="P3"><text:span text:style-name="T1">BMP</text:span></text:p>
            </draw:text-box>
          </draw:frame>
        </draw:g>
        <draw:connector draw:style-name="gr2" draw:text-style-name="P1" draw:layer="layout" svg:x1="5.545cm" svg:y1="10.475cm" svg:x2="3.401cm" svg:y2="10.497cm" draw:start-shape="id7" draw:start-glue-point="6" draw:end-shape="id8" draw:end-glue-point="1" svg:d="m5545 10475h-1072v22h-1072">
          <text:p/>
        </draw:connector>
        <draw:connector draw:style-name="gr2" draw:text-style-name="P1" draw:layer="layout" svg:x1="6.18cm" svg:y1="11.11cm" svg:x2="6.18cm" svg:y2="11.802cm" draw:start-shape="id7" draw:start-glue-point="8" draw:end-shape="id9" draw:end-glue-point="0" svg:d="m6180 11110v692">
          <text:p/>
        </draw:connector>
        <draw:connector draw:style-name="gr2" draw:text-style-name="P1" draw:layer="layout" svg:x1="6.18cm" svg:y1="9.119cm" svg:x2="6.18cm" svg:y2="9.84cm" draw:end-shape="id7" draw:end-glue-point="4" svg:d="m6180 9119v721">
          <text:p/>
        </draw:connector>
        <draw:connector draw:style-name="gr2" draw:text-style-name="P1" draw:layer="layout" svg:x1="6.18cm" svg:y1="5.2cm" svg:x2="6.18cm" svg:y2="5.873cm" draw:start-shape="id3" draw:start-glue-point="2" draw:end-shape="id4" draw:end-glue-point="0" svg:d="m6180 5200v673">
          <text:p/>
        </draw:connector>
        <draw:g>
          <draw:custom-shape draw:style-name="gr3" draw:text-style-name="P2" draw:id="id9" draw:layer="layout" svg:width="2.54cm" svg:height="1.27cm" svg:x="4.91cm" svg:y="11.802cm">
            <text:p text:style-name="P1"><text:span text:style-name="T1">split</text:span></text:p>
            <text:p text:style-name="P1"><text:span text:style-name="T1">by an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12.437cm" svg:x2="8.72cm" svg:y2="12.437cm">
            <text:p/>
          </draw:line>
          <draw:line draw:style-name="gr2" draw:text-style-name="P1" draw:layer="layout" svg:x1="7.45cm" svg:y1="12.037cm" svg:x2="8.72cm" svg:y2="12.037cm">
            <text:p/>
          </draw:line>
          <draw:line draw:style-name="gr2" draw:text-style-name="P1" draw:layer="layout" svg:x1="7.45cm" svg:y1="12.837cm" svg:x2="8.72cm" svg:y2="12.837cm">
            <text:p/>
          </draw:line>
        </draw:g>
        <draw:g>
          <draw:custom-shape draw:style-name="gr3" draw:text-style-name="P2" draw:id="id10" draw:layer="layout" svg:width="2.54cm" svg:height="1.27cm" svg:x="4.91cm" svg:y="13.812cm">
            <text:p text:style-name="P1"><text:span text:style-name="T1">split</text:span></text:p>
            <text:p text:style-name="P1"><text:span text:style-name="T1">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14.447cm" svg:x2="8.72cm" svg:y2="14.447cm">
            <text:p/>
          </draw:line>
          <draw:line draw:style-name="gr2" draw:text-style-name="P1" draw:layer="layout" svg:x1="7.45cm" svg:y1="14.047cm" svg:x2="8.72cm" svg:y2="14.047cm">
            <text:p/>
          </draw:line>
          <draw:frame draw:style-name="gr6" draw:text-style-name="P5" draw:layer="layout" svg:width="1.905cm" svg:height="0.475cm" svg:x="7.35cm" svg:y="14.347cm">
            <draw:text-box>
              <text:p><text:span text:style-name="T1">...</text:span></text:p>
            </draw:text-box>
          </draw:frame>
        </draw:g>
        <draw:connector draw:style-name="gr2" draw:text-style-name="P1" draw:layer="layout" svg:x1="6.18cm" svg:y1="13.072cm" svg:x2="6.18cm" svg:y2="13.812cm" draw:start-shape="id9" draw:start-glue-point="2" draw:end-shape="id10" draw:end-glue-point="0" svg:d="m6180 13072v740">
          <text:p/>
        </draw:connector>
        <draw:custom-shape draw:style-name="gr3" draw:text-style-name="P2" draw:id="id11" draw:layer="layout" svg:width="2.54cm" svg:height="1.27cm" svg:x="4.91cm" svg:y="15.8cm">
          <text:p text:style-name="P1"><text:span text:style-name="T1">prob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8cm" svg:y1="15.082cm" svg:x2="6.18cm" svg:y2="15.8cm" draw:start-shape="id10" draw:start-glue-point="2" draw:end-shape="id11" draw:end-glue-point="0" svg:d="m6180 15082v718">
          <text:p/>
        </draw:connector>
        <draw:custom-shape draw:style-name="gr7" draw:text-style-name="P7" draw:id="id12" draw:layer="layout" svg:width="1.905cm" svg:height="1.27cm" svg:x="2.175cm" svg:y="16.87cm">
          <text:p text:style-name="P6"><text:span text:style-name="T2">5/16</text:span></text:p>
          <text:p text:style-name="P6"><text:span text:style-name="T2">9/17</text:span></text:p>
          <text:p text:style-name="P6"><text:span text:style-name="T2">..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6.18cm" svg:y1="17.07cm" svg:x2="4.08cm" svg:y2="17.505cm" draw:start-shape="id11" draw:start-glue-point="2" draw:end-shape="id12" draw:end-glue-point="7" svg:d="m6180 17070v435h-2100">
          <text:p/>
        </draw:connector>
        <draw:custom-shape draw:style-name="gr8" draw:text-style-name="P1" draw:id="id5" draw:layer="layout" svg:width="1.27cm" svg:height="1.27cm" svg:x="5.545cm" svg:y="7.8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18cm" svg:y1="17.07cm" svg:x2="6.18cm" svg:y2="18.455cm" draw:start-shape="id11" draw:start-glue-point="2" svg:d="m6180 17070v1385">
          <text:p/>
        </draw:connector>
        <draw:g>
          <draw:line draw:style-name="gr2" draw:text-style-name="P1" draw:layer="layout" svg:x1="1.1cm" svg:y1="2.655cm" svg:x2="2.37cm" svg:y2="2.655cm">
            <text:p/>
          </draw:line>
          <draw:custom-shape draw:style-name="gr8" draw:text-style-name="P1" draw:id="id1" draw:layer="layout" svg:width="1.27cm" svg:height="1.27cm" svg:x="2.37cm" svg:y="2.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1.27cm" svg:height="1.27cm" svg:x="2.37cm" svg:y="2.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" draw:text-style-name="P1" draw:id="id7" draw:layer="layout" svg:width="1.27cm" svg:height="1.27cm" svg:x="5.545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972cm" svg:height="5.994cm" svg:x="14.97cm" svg:y="2.626cm">
          <draw:image xlink:href="Pictures/200002A300001FDE0000403581B63852.svm" xlink:type="simple" xlink:show="embed" xlink:actuate="onLoad">
            <text:p/>
          </draw:image>
        </draw:frame>
      </draw:page>
      <draw:page draw:name="page2" draw:style-name="dp1" draw:master-page-name="Default">
        <draw:connector draw:style-name="gr1" draw:text-style-name="P1" draw:layer="layout" draw:type="line" svg:x1="3.005cm" svg:y1="4.66cm" svg:x2="2.998cm" svg:y2="5.464cm" draw:start-shape="id13" draw:start-glue-point="6" svg:d="m3005 4660-7 804">
          <text:p/>
        </draw:connector>
        <draw:connector draw:style-name="gr2" draw:text-style-name="P1" draw:layer="layout" svg:x1="3.64cm" svg:y1="4.025cm" svg:x2="4.885cm" svg:y2="4.025cm" draw:start-shape="id13" draw:start-glue-point="7" draw:end-shape="id14" svg:d="m3640 4025h1245">
          <text:p/>
        </draw:connector>
        <draw:connector draw:style-name="gr2" draw:text-style-name="P1" draw:layer="layout" svg:x1="6.155cm" svg:y1="4.66cm" svg:x2="6.155cm" svg:y2="5.43cm" draw:start-shape="id14" draw:start-glue-point="2" draw:end-shape="id15" draw:end-glue-point="0" svg:d="m6155 4660v770">
          <text:p/>
        </draw:connector>
        <draw:custom-shape draw:style-name="gr3" draw:text-style-name="P2" draw:id="id15" draw:layer="layout" svg:width="2.54cm" svg:height="1.27cm" svg:x="4.885cm" svg:y="5.43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4" draw:layer="layout" svg:width="2.54cm" svg:height="1.27cm" svg:x="4.885cm" svg:y="3.39cm">
          <text:p text:style-name="P1"><text:span text:style-name="T1">INIT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7" draw:layer="layout" svg:width="2.54cm" svg:height="1.27cm" svg:x="1.4cm" svg:y="9.603cm">
          <text:p text:style-name="P1"><text:span text:style-name="T1">isprim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21cm" svg:x1="6.155cm" svg:y1="10.873cm" svg:x2="2.67cm" svg:y2="10.873cm" draw:start-shape="id16" draw:start-glue-point="2" draw:end-shape="id17" draw:end-glue-point="2" svg:d="m6155 10873v922h-3485v-922">
          <text:p/>
        </draw:connector>
        <draw:connector draw:style-name="gr2" draw:text-style-name="P1" draw:layer="layout" svg:x1="3.94cm" svg:y1="10.238cm" svg:x2="4.885cm" svg:y2="10.238cm" draw:start-shape="id17" draw:start-glue-point="1" draw:end-shape="id16" draw:end-glue-point="3" svg:d="m3940 10238h945">
          <text:p/>
        </draw:connector>
        <draw:g draw:id="id25">
          <draw:path draw:style-name="gr4" draw:text-style-name="P1" draw:layer="layout" svg:width="1.269cm" svg:height="1.602cm" svg:x="8.32cm" svg:y="10.762cm" svg:viewBox="0 0 1270 1603" svg:d="m0 1270v-1270h1270v1270h-2c1 5 1 11 1 16 0 180-275 317-635 317s-634-137-634-317c0-5 0-11 1-16z">
            <text:p/>
          </draw:path>
          <draw:custom-shape draw:style-name="gr4" draw:text-style-name="P1" draw:layer="layout" svg:width="1.27cm" svg:height="0.635cm" svg:x="8.32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svg:x1="6.155cm" svg:y1="6.7cm" svg:x2="6.155cm" svg:y2="7.385cm" draw:start-shape="id15" draw:start-glue-point="2" draw:end-shape="id18" draw:end-glue-point="0" svg:d="m6155 6700v685">
          <text:p/>
        </draw:connector>
        <draw:custom-shape draw:style-name="gr3" draw:text-style-name="P2" draw:id="id19" draw:layer="layout" svg:width="2.54cm" svg:height="1.27cm" svg:x="4.885cm" svg:y="14.635cm">
          <text:p text:style-name="P1"><text:span text:style-name="T1">split</text:span></text:p>
          <text:p text:style-name="P1"><text:span text:style-name="T1">by a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0" draw:layer="layout" svg:width="2.54cm" svg:height="1.27cm" svg:x="4.885cm" svg:y="16.605cm">
          <text:p text:style-name="P1"><text:span text:style-name="T1">split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55cm" svg:y1="15.905cm" svg:x2="6.155cm" svg:y2="16.605cm" draw:start-shape="id19" draw:start-glue-point="2" draw:end-shape="id20" draw:end-glue-point="0" svg:d="m6155 15905v700">
          <text:p/>
        </draw:connector>
        <draw:g draw:id="id30">
          <draw:custom-shape draw:style-name="gr11" draw:text-style-name="P2" draw:layer="layout" svg:width="2.54cm" svg:height="1.27cm" svg:x="11.161cm" svg:y="18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1.061cm" svg:y="18.5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0.961cm" svg:y="18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id="id27" draw:layer="layout" svg:width="2.54cm" svg:height="1.27cm" svg:x="10.891cm" svg:y="18.82cm">
            <text:p text:style-name="P1"><text:span text:style-name="T1">probab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id="id22" draw:layer="layout" svg:width="1.905cm" svg:height="1.27cm" svg:x="1.735cm" svg:y="20.975cm">
          <text:p text:style-name="P6"><text:span text:style-name="T2">5/16</text:span></text:p>
          <text:p text:style-name="P6"><text:span text:style-name="T2">9/17</text:span></text:p>
          <text:p text:style-name="P6"><text:span text:style-name="T2">..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4.885cm" svg:y1="21.61cm" svg:x2="3.64cm" svg:y2="21.61cm" draw:start-shape="id21" draw:start-glue-point="3" draw:end-shape="id22" draw:end-glue-point="7" svg:d="m4885 21610h-1245">
          <text:p/>
        </draw:connector>
        <draw:connector draw:style-name="gr9" draw:text-style-name="P1" draw:layer="layout" svg:x1="6.155cm" svg:y1="22.245cm" svg:x2="6.154cm" svg:y2="23.237cm" draw:start-shape="id21" draw:start-glue-point="2" svg:d="m6155 22245v747h-1v245">
          <text:p/>
        </draw:connector>
        <draw:line draw:style-name="gr2" draw:text-style-name="P1" draw:layer="layout" svg:x1="1.1cm" svg:y1="4.025cm" svg:x2="2.37cm" svg:y2="4.025cm">
          <text:p/>
        </draw:line>
        <draw:custom-shape draw:style-name="gr8" draw:text-style-name="P1" draw:id="id13" draw:layer="layout" svg:width="1.27cm" svg:height="1.27cm" svg:x="2.37cm" svg:y="3.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7cm" svg:height="1.27cm" svg:x="2.37cm" svg:y="3.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" draw:layer="layout" svg:width="1.905cm" svg:height="0.712cm" svg:x="5.203cm" svg:y="1.635cm">
          <draw:text-box>
            <text:p text:style-name="P1">PPU</text:p>
          </draw:text-box>
        </draw:frame>
        <draw:frame draw:style-name="gr13" draw:text-style-name="P1" draw:layer="layout" svg:width="2.54cm" svg:height="0.712cm" svg:x="10.843cm" svg:y="1.635cm">
          <draw:text-box>
            <text:p text:style-name="P1">SPUs</text:p>
          </draw:text-box>
        </draw:frame>
        <draw:custom-shape draw:style-name="gr3" draw:text-style-name="P2" draw:id="id23" draw:layer="layout" svg:width="2.54cm" svg:height="1.27cm" svg:x="11.026cm" svg:y="8.655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" draw:layer="layout" draw:type="line" svg:x1="7.425cm" svg:y1="8.02cm" svg:x2="11.026cm" svg:y2="9.29cm" draw:start-shape="id18" draw:start-glue-point="1" draw:end-shape="id23" draw:end-glue-point="3" svg:d="m7425 8020 3601 1270">
          <text:p text:style-name="P1"><text:span text:style-name="T1">INIT</text:span></text:p>
          <text:p text:style-name="P1"><text:span text:style-name="T1"/></text:p>
        </draw:connector>
        <draw:custom-shape draw:style-name="gr3" draw:text-style-name="P2" draw:id="id24" draw:layer="layout" svg:width="2.54cm" svg:height="1.27cm" svg:x="11.026cm" svg:y="10.695cm">
          <text:p text:style-name="P1"><text:span text:style-name="T1">pixel **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296cm" svg:y1="9.925cm" svg:x2="12.296cm" svg:y2="10.695cm" draw:start-shape="id23" draw:start-glue-point="2" draw:end-shape="id24" draw:end-glue-point="0" svg:d="m12296 9925v770">
          <text:p/>
        </draw:connector>
        <draw:custom-shape draw:style-name="gr3" draw:text-style-name="P2" draw:id="id18" draw:layer="layout" svg:width="2.54cm" svg:height="1.27cm" svg:x="4.885cm" svg:y="7.385cm">
          <text:p text:style-name="P1"><text:span text:style-name="T1">pixel **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6" draw:layer="layout" svg:width="2.54cm" svg:height="1.27cm" svg:x="4.885cm" svg:y="9.603cm">
          <text:p text:style-name="P1"><text:span text:style-name="T1">pixel **</text:span></text:p>
          <text:p text:style-name="P1"><text:span text:style-name="T1">fi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155cm" svg:y1="8.655cm" svg:x2="6.155cm" svg:y2="9.603cm" draw:start-shape="id18" draw:start-glue-point="2" draw:end-shape="id16" draw:end-glue-point="0" svg:d="m6155 8655v948">
          <text:p/>
        </draw:connector>
        <draw:connector draw:style-name="gr2" draw:text-style-name="P1" draw:layer="layout" draw:type="line" svg:x1="7.425cm" svg:y1="10.238cm" svg:x2="8.955cm" svg:y2="10.462cm" draw:start-shape="id16" draw:start-glue-point="1" draw:end-shape="id25" svg:d="m7425 10238 1530 224">
          <text:p/>
        </draw:connector>
        <draw:connector draw:style-name="gr15" draw:text-style-name="P1" draw:layer="layout" draw:type="line" svg:x1="9.59cm" svg:y1="11.413cm" svg:x2="11.026cm" svg:y2="11.33cm" draw:start-shape="id25" draw:start-glue-point="1" draw:end-shape="id24" draw:end-glue-point="3" svg:d="m9590 11413 1436-83">
          <text:p/>
        </draw:connector>
        <draw:connector draw:style-name="gr2" draw:text-style-name="P1" draw:layer="layout" svg:x1="12.296cm" svg:y1="11.965cm" svg:x2="13.566cm" svg:y2="11.33cm" draw:start-shape="id24" draw:start-glue-point="2" draw:end-shape="id24" draw:end-glue-point="1" svg:d="m12296 11965v501h1771v-1136h-501">
          <text:p/>
        </draw:connector>
        <draw:custom-shape draw:style-name="gr3" draw:text-style-name="P2" draw:id="id26" draw:layer="layout" svg:width="2.54cm" svg:height="1.27cm" svg:x="4.885cm" svg:y="12.165cm">
          <text:p text:style-name="P1"><text:span text:style-name="T1">pix **</text:span></text:p>
          <text:p text:style-name="P1"><text:span text:style-name="T1">in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id="id28" draw:layer="layout" svg:x1="6.155cm" svg:y1="13.435cm" svg:x2="6.155cm" svg:y2="14.635cm" draw:start-shape="id26" draw:start-glue-point="2" draw:end-shape="id19" draw:end-glue-point="0" svg:d="m6155 13435v1200">
          <text:p/>
        </draw:connector>
        <draw:connector draw:style-name="gr2" draw:text-style-name="P1" draw:layer="layout" draw:type="line" svg:x1="8.955cm" svg:y1="12.365cm" svg:x2="7.425cm" svg:y2="12.8cm" draw:start-shape="id25" draw:start-glue-point="2" draw:end-shape="id26" draw:end-glue-point="1" svg:d="m8955 12365-1530 435">
          <text:p/>
        </draw:connector>
        <draw:connector draw:style-name="gr2" draw:text-style-name="P1" draw:layer="layout" draw:type="line" svg:x1="7.425cm" svg:y1="17.24cm" svg:x2="10.891cm" svg:y2="19.455cm" draw:start-shape="id20" draw:start-glue-point="1" draw:end-shape="id27" draw:end-glue-point="3" svg:d="m7425 17240 3466 2215">
          <text:p/>
        </draw:connector>
        <draw:custom-shape draw:style-name="gr3" draw:text-style-name="P2" draw:id="id21" draw:layer="layout" svg:width="2.54cm" svg:height="1.27cm" svg:x="4.885cm" svg:y="20.975cm">
          <text:p text:style-name="P1"><text:span text:style-name="T1">merge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91cm" svg:y1="19.455cm" svg:x2="7.425cm" svg:y2="21.61cm" draw:start-shape="id27" draw:start-glue-point="3" draw:end-shape="id21" draw:end-glue-point="1" svg:d="m10891 19455-3466 2155">
          <text:p/>
        </draw:connector>
        <draw:g draw:id="id31">
          <draw:path draw:style-name="gr4" draw:text-style-name="P1" draw:layer="layout" svg:width="1.269cm" svg:height="1.602cm" svg:x="2.27cm" svg:y="19.08cm" svg:viewBox="0 0 1270 1603" svg:d="m0 1270v-1270h1270v1270h-2c1 5 1 11 1 16 0 180-275 317-635 317s-634-137-634-317c0-5 0-11 1-16z">
            <text:p/>
          </draw:path>
          <draw:custom-shape draw:style-name="gr4" draw:text-style-name="P1" draw:layer="layout" svg:width="1.27cm" svg:height="0.635cm" svg:x="2.27cm" svg:y="18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4" draw:layer="layout" svg:width="1.279cm" svg:height="0.635cm" svg:x="2.161cm" svg:y="19.613cm">
            <draw:text-box>
              <text:p text:style-name="P3"><text:span text:style-name="T1">BMP</text:span></text:p>
            </draw:text-box>
          </draw:frame>
        </draw:g>
        <draw:connector draw:style-name="gr2" draw:text-style-name="P1" draw:layer="layout" draw:line-skew="0.404cm -0.769cm" svg:x1="6.155cm" svg:y1="17.875cm" svg:x2="4.885cm" svg:y2="17.24cm" draw:start-shape="id20" draw:start-glue-point="2" draw:end-shape="id20" draw:end-glue-point="3" svg:d="m6155 17875v905h-2540v-1540h1270">
          <text:p/>
        </draw:connector>
        <draw:connector draw:style-name="gr14" draw:text-style-name="P2" draw:layer="layout" draw:type="line" svg:x1="6.155cm" svg:y1="14.035cm" svg:x2="11.026cm" svg:y2="15.605cm" draw:start-shape="id28" draw:start-glue-point="0" draw:end-shape="id29" draw:end-glue-point="3" svg:d="m6155 14035 4871 1570">
          <text:p text:style-name="P1"><text:span text:style-name="T1">INIT</text:span></text:p>
          <text:p text:style-name="P1"><text:span text:style-name="T1"/></text:p>
        </draw:connector>
        <draw:custom-shape draw:style-name="gr3" draw:text-style-name="P2" draw:id="id29" draw:layer="layout" svg:width="2.54cm" svg:height="1.27cm" svg:x="11.026cm" svg:y="14.97cm">
          <text:p text:style-name="P1"><text:span text:style-name="T1">call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296cm" svg:y1="16.24cm" svg:x2="12.296cm" svg:y2="18.485cm" draw:start-shape="id29" draw:start-glue-point="2" draw:end-shape="id30" draw:end-glue-point="0" svg:d="m12296 16240v2245">
          <text:p/>
        </draw:connector>
        <draw:connector draw:style-name="gr2" draw:text-style-name="P1" draw:layer="layout" svg:x1="6.155cm" svg:y1="17.875cm" svg:x2="3.54cm" svg:y2="19.731cm" draw:start-shape="id20" draw:start-glue-point="2" draw:end-shape="id31" draw:end-glue-point="1" svg:d="m6155 17875v1856h-26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fit-to-contour="false" fo:padding-top="0cm" fo:padding-bottom="0cm" fo:padding-left="0cm" fo:padding-right="0cm" draw:shadow="hidden" draw:shadow-offset-x="0.305cm" draw:shadow-offset-y="0.305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8:07:40</meta:creation-date>
    <dc:date>2010-08-13T22:36:36</dc:date>
    <dc:creator>Quignon </dc:creator>
    <meta:editing-duration>PT01H09M39S</meta:editing-duration>
    <meta:editing-cycles>9</meta:editing-cycles>
    <meta:generator>OpenOffice.org/3.2$Linux OpenOffice.org_project/320m12$Build-9483</meta:generator>
    <meta:document-statistic meta:object-count="98"/>
  </office:meta>
</office:document-meta>
</file>